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9b5a0" officeooo:paragraph-rsid="003a579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a753" officeooo:paragraph-rsid="003a579e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a753" officeooo:paragraph-rsid="003b946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b9465" officeooo:paragraph-rsid="003b946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3a579e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070cc" officeooo:paragraph-rsid="003b9465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" fo:font-weight="bold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officeooo:paragraph-rsid="003b9465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DejaVu Sans Condensed" officeooo:paragraph-rsid="003b9465"/>
    </style:style>
    <style:style style:name="P10" style:family="paragraph" style:parent-style-name="Standard" style:list-style-name="L4">
      <style:paragraph-properties fo:text-align="start" style:justify-single-word="false"/>
      <style:text-properties style:font-name="DejaVu Sans Condensed" officeooo:rsid="003a579e" officeooo:paragraph-rsid="003b9465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a753" officeooo:paragraph-rsid="004004b4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a753" officeooo:paragraph-rsid="004004b4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b9465" officeooo:paragraph-rsid="004004b4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b9465" officeooo:paragraph-rsid="004004b4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b9465" officeooo:paragraph-rsid="004004b4" style:font-size-asian="12pt" style:font-weight-asian="normal" style:font-size-complex="12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b9465" officeooo:paragraph-rsid="004004b4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bdd8e" officeooo:paragraph-rsid="003bdd8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65a42c" officeooo:paragraph-rsid="00412aea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paragraph-rsid="003a579e"/>
    </style:style>
    <style:style style:name="P20" style:family="paragraph" style:parent-style-name="Standard" style:list-style-name="L4">
      <style:paragraph-properties fo:text-align="start" style:justify-single-word="false"/>
      <style:text-properties officeooo:paragraph-rsid="003bdd8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officeooo:rsid="00369353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388de1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1f4767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1e415e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2d3ec7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38f4d6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5070cc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3b9465" style:font-size-asian="12pt" style:font-weight-asian="bold" style:font-size-complex="12pt" style:font-weight-complex="bold"/>
    </style:style>
    <style:style style:name="T11" style:family="text">
      <style:text-properties fo:font-size="12pt" fo:font-weight="normal" officeooo:rsid="001bf317" style:font-size-asian="12pt" style:font-weight-asian="normal" style:font-size-complex="12pt" style:font-weight-complex="normal"/>
    </style:style>
    <style:style style:name="T12" style:family="text">
      <style:text-properties fo:font-size="12pt" officeooo:rsid="0038f4d6" style:font-size-asian="12pt" style:font-size-complex="12pt"/>
    </style:style>
    <style:style style:name="T13" style:family="text">
      <style:text-properties style:text-line-through-style="none" style:text-line-through-type="none" fo:font-size="12pt" fo:font-weight="normal" officeooo:rsid="003b9465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fo:font-size="12pt" fo:font-weight="normal" officeooo:rsid="004004b4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fo:font-size="12pt" fo:font-weight="bold" officeooo:rsid="003b9465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fo:font-size="12pt" fo:font-weight="bold" officeooo:rsid="004004b4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38f4d6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3bdd8e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normal" officeooo:rsid="003bdd8e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weight="normal" officeooo:rsid="004004b4" style:font-size-asian="12pt" style:font-weight-asian="normal" style:font-size-complex="12pt" style:font-weight-complex="normal"/>
    </style:style>
    <style:style style:name="T21" style:family="text">
      <style:text-properties officeooo:rsid="003bdd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2">4</text:span><text:span text:style-name="T3">0</text:span><text:span text:style-name="T2">1</text:span><text:span text:style-name="T4"> - </text:span><text:span text:style-name="T5">A/</text:span><text:span text:style-name="T6">A</text:span><text:span text:style-name="T7"> - </text:span><text:span text:style-name="T8">Gun and Sidewinder</text:span></text:p>
      <text:p text:style-name="P18"><text:span text:style-name="T12">Same for A-10C and A-10C II</text:span></text:p>
      <text:p text:style-name="P1"/>
      <text:p text:style-name="P6">Fence in (switches on lower left instrument panel):</text:p>
      <text:list xml:id="list3644048108" text:style-name="L1">
        <text:list-item>
          <text:p text:style-name="P8"><text:span text:style-name="T5">M</text:span><text:span text:style-name="T9">ASTER ARM</text:span><text:span text:style-name="T11"> ... </text:span><text:span text:style-name="T9">ARM</text:span></text:p>
        </text:list-item>
        <text:list-item>
          <text:p text:style-name="P8"><text:span text:style-name="T9">GUN PAC ... </text:span><text:span text:style-name="T10">GUNARM (using PAC not recommended for A2A combat)</text:span></text:p>
        </text:list-item>
      </text:list>
      <text:p text:style-name="P4"/>
      <text:p text:style-name="P7">Gun<text:span text:style-name="T21"> -- WIP</text:span></text:p>
      <text:list xml:id="list2200070470" text:style-name="L2">
        <text:list-item>
          <text:p text:style-name="P11">Press and hold <text:span text:style-name="T1">Lower Gray button</text:span> to put <text:span text:style-name="T1">HUD</text:span> in <text:span text:style-name="T1">A/A</text:span> mode.</text:p>
        </text:list-item>
        <text:list-item>
          <text:p text:style-name="P13">Press <text:span text:style-name="T1">Coolie Hat up</text:span> (<text:span text:style-name="T1">Dish Hat up</text:span>) to put <text:span text:style-name="T1">SOI</text:span> in HUD.</text:p>
        </text:list-item>
        <text:list-item>
          <text:p text:style-name="P13">Press <text:span text:style-name="T1">DMS left/right</text:span> (<text:span text:style-name="T1">Middle Finger Hat left/right</text:span>) to cycle enemy airplane <text:span text:style-name="T1">profile</text:span>. <text:s/>Enemy plane type is shown on left of HUD next to remaining gun ammo. <text:s/>This sets the funnel width for the correct wingspan.</text:p>
        </text:list-item>
      </text:list>
      <text:list xml:id="list1598695696" text:style-name="L3">
        <text:list-item>
          <text:list>
            <text:list-item>
              <text:p text:style-name="P14">You can also create or modify profiles, see Chuck's.</text:p>
            </text:list-item>
          </text:list>
        </text:list-item>
      </text:list>
      <text:list xml:id="list204105022370192" text:continue-list="list2200070470" text:style-name="L2">
        <text:list-item>
          <text:p text:style-name="P9"><text:span text:style-name="T13">Put the targets wingtips just touching the funnel, press </text:span><text:span text:style-name="T15">Trigger 2nd Stage</text:span><text:span text:style-name="T13"> to fire.</text:span></text:p>
        </text:list-item>
      </text:list>
      <text:p text:style-name="P2"/>
      <text:p text:style-name="P5"><text:span text:style-name="T17">AIM-9 -- </text:span><text:span text:style-name="T18">WIP</text:span></text:p>
      <text:list xml:id="list1875085095" text:style-name="L4">
        <text:list-item>
          <text:p text:style-name="P12">Press and hold <text:span text:style-name="T1">Lower Gray button</text:span> to put <text:span text:style-name="T1">HUD</text:span> in <text:span text:style-name="T1">A/A</text:span> mode.</text:p>
        </text:list-item>
        <text:list-item>
          <text:p text:style-name="P15">Press <text:span text:style-name="T1">Coolie Hat up</text:span> (<text:span text:style-name="T1">Dish Hat up</text:span>) to put <text:span text:style-name="T1">SOI</text:span> in HUD.</text:p>
        </text:list-item>
        <text:list-item>
          <text:p text:style-name="P15">Press <text:span text:style-name="T1">DMS left/right</text:span> (<text:span text:style-name="T1">Middle Finger Hat left/right</text:span>) to cycle enemy airplane <text:span text:style-name="T1">profile</text:span>. <text:s/>Enemy plane type is shown on left of HUD next to remaining gun ammo. <text:s/>This sets the funnel width for the correct wingspan.</text:p>
        </text:list-item>
      </text:list>
      <text:list xml:id="list4216502503" text:style-name="L5">
        <text:list-item>
          <text:list>
            <text:list-item>
              <text:p text:style-name="P16">You can also create or modify profiles, see Chuck's.</text:p>
            </text:list-item>
          </text:list>
        </text:list-item>
      </text:list>
      <text:list xml:id="list204105768218627" text:continue-list="list1875085095" text:style-name="L4">
        <text:list-item>
          <text:p text:style-name="P10"><text:span text:style-name="T16">TMS forward short</text:span><text:span text:style-name="T14"> (</text:span><text:span text:style-name="T16">Gray Reset Hat forward short</text:span><text:span text:style-name="T14">) to </text:span><text:span text:style-name="T16">uncage</text:span><text:span text:style-name="T14">, </text:span><text:span text:style-name="T16">TMS back short</text:span><text:span text:style-name="T14"> (</text:span><text:span text:style-name="T16">Gray Reset Hat back short</text:span><text:span text:style-name="T14">) to </text:span><text:span text:style-name="T16">recage</text:span><text:span text:style-name="T14">.</text:span></text:p>
        </text:list-item>
        <text:list-item>
          <text:p text:style-name="P20"><text:span text:style-name="T19">Slew Sidewinder seeker with </text:span><text:span text:style-name="T18">TDC Ministick</text:span><text:span text:style-name="T20">, it should lock automatically on any target it finds??</text:span></text:p>
        </text:list-item>
        <text:list-item>
          <text:p text:style-name="P17">Get tone and fire with <text:span text:style-name="T1">Red Button</text:span>.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16T20:41:04.252000000</dc:date>
    <meta:editing-duration>PT6H58M55S</meta:editing-duration>
    <meta:editing-cycles>47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9" meta:word-count="248" meta:character-count="1295" meta:non-whitespace-character-count="1076"/>
  </office:meta>
</office:document-meta>
</file>